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71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4.19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1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4.58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4.58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802cm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none"/>
    </style:style>
    <style:style style:name="P3" style:family="paragraph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24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212cm" svg:height="1.825cm" svg:x="9.906cm" svg:y="1.778cm">
          <draw:text-box>
            <text:p text:style-name="P2"><text:span text:style-name="T1">Framework / Wordpress</text:span></text:p>
            <text:p text:style-name="P2"><text:span text:style-name="T1"><text:s text:c="17"/></text:span><text:span text:style-name="T1">Package</text:span></text:p>
          </draw:text-box>
        </draw:frame>
        <draw:custom-shape draw:style-name="gr3" draw:text-style-name="P4" xml:id="id9" draw:id="id9" draw:layer="layout" svg:width="2.794cm" svg:height="2.159cm" svg:x="13.335cm" svg:y="3.937cm">
          <text:p text:style-name="P1"><text:span text:style-name="T2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4.699cm" svg:height="2.413cm" svg:x="4.191cm" svg:y="8.509cm">
          <text:p text:style-name="P1"><text:span text:style-name="T2">Application /</text:span></text:p>
          <text:p text:style-name="P1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4.698cm" svg:height="2.032cm" svg:x="4.191cm" svg:y="13.081cm">
          <text:p text:style-name="P1"><text:span text:style-name="T2">Appl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54cm" svg:y1="13.081cm" svg:x2="6.54cm" svg:y2="10.922cm" draw:start-shape="id1" draw:start-glue-point="0" draw:end-shape="id2" draw:end-glue-point="2" svg:d="M6540 13081v-2159" svg:viewBox="0 0 1 2160">
          <text:p/>
        </draw:connector>
        <draw:custom-shape draw:style-name="gr7" draw:text-style-name="P4" xml:id="id4" draw:id="id4" draw:layer="layout" svg:width="5.08cm" svg:height="2.413cm" svg:x="9.652cm" svg:y="8.509cm">
          <text:p text:style-name="P1"><text:span text:style-name="T2">Configuration / </text:span></text:p>
          <text:p text:style-name="P1"><text:span text:style-name="T2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5.08cm" svg:height="3.048cm" svg:x="15.748cm" svg:y="8.509cm">
          <text:p text:style-name="P1"><text:span text:style-name="T2">Configuration /</text:span></text:p>
          <text:p text:style-name="P1"><text:span text:style-name="T2">Default</text:span></text:p>
          <text:p text:style-name="P1"><text:span text:style-name="T2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3.302cm" svg:height="2.159cm" svg:x="21.336cm" svg:y="8.636cm">
          <text:p text:style-name="P1"><text:span text:style-name="T2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xml:id="id5" draw:id="id5" draw:layer="layout" draw:line-skew="-0.514cm" svg:x1="6.54cm" svg:y1="8.509cm" svg:x2="22.987cm" svg:y2="8.636cm" draw:start-shape="id2" draw:start-glue-point="0" draw:end-shape="id3" draw:end-glue-point="0" svg:d="M6540 8509v-1016h16447v1143" svg:viewBox="0 0 16448 1144">
          <text:p/>
        </draw:connector>
        <draw:connector draw:style-name="gr10" draw:text-style-name="P1" draw:layer="layout" draw:line-skew="0.501cm" svg:x1="12.192cm" svg:y1="8.509cm" svg:x2="14.763cm" svg:y2="7.493cm" draw:start-shape="id4" draw:start-glue-point="0" draw:end-shape="id5" draw:end-glue-point="0" svg:d="M12192 8509v-1016h2571" svg:viewBox="0 0 2572 1017">
          <text:p/>
        </draw:connector>
        <draw:custom-shape draw:style-name="gr5" draw:text-style-name="P4" xml:id="id6" draw:id="id6" draw:layer="layout" svg:width="4.698cm" svg:height="2.032cm" svg:x="9.907cm" svg:y="13.081cm">
          <text:p text:style-name="P1"><text:span text:style-name="T2">Config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4.698cm" svg:height="2.032cm" svg:x="15.876cm" svg:y="13.208cm">
          <text:p text:style-name="P1"><text:span text:style-name="T2">Default</text:span></text:p>
          <text:p text:style-name="P1"><text:span text:style-name="T2">Configu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302cm" svg:height="2.159cm" svg:x="21.59cm" svg:y="13.081cm">
          <text:p text:style-name="P1"><text:span text:style-name="T2">Wi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.256cm" svg:y1="13.081cm" svg:x2="12.192cm" svg:y2="10.922cm" draw:start-shape="id6" draw:start-glue-point="0" draw:end-shape="id4" draw:end-glue-point="2" svg:d="M12256 13081l-64-2159" svg:viewBox="0 0 65 2160">
          <text:p/>
        </draw:connector>
        <draw:connector draw:style-name="gr6" draw:text-style-name="P1" draw:layer="layout" draw:type="line" svg:x1="18.225cm" svg:y1="13.208cm" svg:x2="18.288cm" svg:y2="11.557cm" draw:start-shape="id7" draw:start-glue-point="0" draw:end-shape="id8" draw:end-glue-point="2" svg:d="M18225 13208l63-1651" svg:viewBox="0 0 64 1652">
          <text:p/>
        </draw:connector>
        <draw:connector draw:style-name="gr10" draw:text-style-name="P1" draw:layer="layout" draw:line-skew="0.501cm" svg:x1="18.288cm" svg:y1="8.509cm" svg:x2="14.763cm" svg:y2="7.493cm" draw:start-shape="id8" draw:start-glue-point="0" draw:end-shape="id5" draw:end-glue-point="0" svg:d="M18288 8509v-1016h-3525" svg:viewBox="0 0 3526 1017">
          <text:p/>
        </draw:connector>
        <draw:connector draw:style-name="gr6" draw:text-style-name="P1" draw:layer="layout" draw:type="line" svg:x1="14.763cm" svg:y1="7.493cm" svg:x2="14.732cm" svg:y2="6.096cm" draw:start-shape="id5" draw:start-glue-point="0" draw:end-shape="id9" draw:end-glue-point="2" svg:d="M14763 7493l-31-1397" svg:viewBox="0 0 32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12:47:20.254921457</dc:date>
    <dc:creator>Nadir Latif</dc:creator>
    <meta:editing-duration>PT35M24S</meta:editing-duration>
    <meta:editing-cycles>8</meta:editing-cycles>
    <meta:generator>LibreOffice/4.3.3.2$Linux_X86_64 LibreOffice_project/430m0$Build-2</meta:generator>
    <meta:document-statistic meta:object-count="18"/>
  </office:meta>
</office:document-meta>
</file>